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Н=65536</text:p>
          </table:table-cell>
          <table:table-cell table:number-columns-repeated="5"/>
        </table:table-row>
        <table:table-row table:style-name="ro2">
          <table:table-cell office:value-type="string">
            <text:p>потоки</text:p>
          </table:table-cell>
          <table:table-cell office:value-type="string">
            <text:p>ВРЕМЯ</text:p>
          </table:table-cell>
          <table:table-cell/>
          <table:table-cell office:value-type="string">
            <text:p>потоки</text:p>
          </table:table-cell>
          <table:table-cell office:value-type="string">
            <text:p>времяЕ</text:p>
          </table:table-cell>
          <table:table-cell office:value-type="string">
            <text:p>времяП</text:p>
          </table:table-cell>
          <table:table-cell>
            <draw:frame table:end-cell-address="Лист1.O22" table:end-x="0.07cm" table:end-y="0.199cm" draw:z-index="0" draw:style-name="gr1" draw:text-style-name="P1" svg:width="15.999cm" svg:height="9.018cm" svg:x="2.136cm" svg:y="0.233cm">
              <draw:object draw:notify-on-update-of-ranges="Лист1.A3:Лист1.A12 Лист1.B3:Лист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2.1957*1000" office:value-type="float" office:value="2195.7">
            <text:p>2195,7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2.21485">
            <text:p>2,21485</text:p>
          </table:table-cell>
          <table:table-cell office:value-type="float" office:value="2.1955">
            <text:p>2,195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.112*1000" office:value-type="float" office:value="1112">
            <text:p>1112</text:p>
          </table:table-cell>
          <table:table-cell/>
          <table:table-cell office:value-type="float" office:value="8">
            <text:p>8</text:p>
          </table:table-cell>
          <table:table-cell office:value-type="float" office:value="0.572448">
            <text:p>0,572448</text:p>
          </table:table-cell>
          <table:table-cell office:value-type="float" office:value="0.55458">
            <text:p>0,5545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0.54828*1000" office:value-type="float" office:value="548.28">
            <text:p>548,28</text:p>
          </table:table-cell>
          <table:table-cell/>
          <table:table-cell office:value-type="float" office:value="32">
            <text:p>32</text:p>
          </table:table-cell>
          <table:table-cell office:value-type="float" office:value="0.119744">
            <text:p>0,119744</text:p>
          </table:table-cell>
          <table:table-cell office:value-type="float" office:value="0.10148">
            <text:p>0,101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0.20429*1000" office:value-type="float" office:value="204.29">
            <text:p>204,29</text:p>
          </table:table-cell>
          <table:table-cell/>
          <table:table-cell office:value-type="float" office:value="128">
            <text:p>128</text:p>
          </table:table-cell>
          <table:table-cell office:value-type="float" office:value="0.062848">
            <text:p>0,062848</text:p>
          </table:table-cell>
          <table:table-cell office:value-type="float" office:value="0.044476">
            <text:p>0,04447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0.10097*1000" office:value-type="float" office:value="100.97">
            <text:p>100,97</text:p>
          </table:table-cell>
          <table:table-cell/>
          <table:table-cell office:value-type="float" office:value="1024">
            <text:p>1024</text:p>
          </table:table-cell>
          <table:table-cell office:value-type="float" office:value="0.089472">
            <text:p>0,089472</text:p>
          </table:table-cell>
          <table:table-cell office:value-type="float" office:value="0.071074">
            <text:p>0,07107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0.041806*1000" office:value-type="float" office:value="41.806">
            <text:p>41,806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formula="of:=0.041807*1000" office:value-type="float" office:value="41.807">
            <text:p>41,807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formula="of:=0.041838*1000" office:value-type="float" office:value="41.838">
            <text:p>41,838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formula="of:=0.041806*1000" office:value-type="float" office:value="41.806">
            <text:p>41,806</text:p>
          </table:table-cell>
          <table:table-cell table:number-columns-repeated="5"/>
        </table:table-row>
        <table:table-row table:style-name="ro1">
          <table:table-cell office:value-type="float" office:value="1024">
            <text:p>1024</text:p>
          </table:table-cell>
          <table:table-cell table:formula="of:=0.041838*1000" office:value-type="float" office:value="41.838">
            <text:p>41,838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Лист1.N43" table:end-x="2.147cm" table:end-y="0.141cm" draw:z-index="1" draw:style-name="gr1" draw:text-style-name="P1" svg:width="15.974cm" svg:height="9.006cm" svg:x="1.98cm" svg:y="0.167cm">
              <draw:object draw:notify-on-update-of-ranges="Лист1.H26:Лист1.H26 Лист1.D3:Лист1.D7 Лист1.E3:Лист1.E7 Лист1.F3:Лист1.F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14.02.2018</text:date>, <text:time>13:20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епроврвар варварвар</meta:initial-creator>
    <meta:creation-date>2018-02-14T12:06:11.36</meta:creation-date>
    <dc:date>2018-02-14T13:20:39.25</dc:date>
    <dc:creator>вяепроврвар варварвар</dc:creator>
    <meta:editing-duration>PT13M47S</meta:editing-duration>
    <meta:editing-cycles>1</meta:editing-cycles>
    <meta:document-statistic meta:table-count="3" meta:cell-count="42" meta:object-count="2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9cm" xlink:href=".." xlink:type="simple" chart:class="chart:line" chart:style-name="ch1">
        <chart:legend chart:legend-position="end" svg:x="13.016cm" svg:y="4.197cm" style:legend-expansion="high" chart:style-name="ch2"/>
        <chart:plot-area chart:style-name="ch3" table:cell-range-address="Лист1.A3:Лист1.B12" chart:data-source-has-labels="column" svg:x="0.77cm" svg:y="0.855cm" svg:width="11.606cm" svg:height="7.564cm">
          <chartooo:coordinate-region svg:x="1.762cm" svg:y="1.067cm" svg:width="10.242cm" svg:height="6.679cm"/>
          <chart:axis chart:dimension="x" chart:name="primary-x" chart:style-name="ch4" chartooo:axis-type="auto">
            <chartooo:date-scale/>
            <chart:categories table:cell-range-address="Лист1.A3:Лист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3:Лист1.B1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Лист1.A3:Лист1.A12</svg:desc>
                </draw:g>
              </table:table-cell>
              <table:table-cell office:value-type="float" office:value="2195.7">
                <text:p>2195.7</text:p>
                <draw:g>
                  <svg:desc>Лист1.B3:Лист1.B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8.28">
                <text:p>548.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4.29">
                <text:p>204.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0.97">
                <text:p>100.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.806">
                <text:p>41.8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.807">
                <text:p>41.80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1.838">
                <text:p>41.83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1.806">
                <text:p>41.80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1.838">
                <text:p>41.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legend chart:legend-position="end" svg:x="12.991cm" svg:y="3.929cm" style:legend-expansion="high" chart:style-name="ch2"/>
        <chart:plot-area chart:style-name="ch3" table:cell-range-address="Лист1.H26:Лист1.H26 Лист1.D3:Лист1.F7" chart:data-source-has-labels="both" svg:x="0.769cm" svg:y="0.855cm" svg:width="11.584cm" svg:height="7.552cm">
          <chartooo:coordinate-region svg:x="1.496cm" svg:y="1.067cm" svg:width="10.485cm" svg:height="6.667cm"/>
          <chart:axis chart:dimension="x" chart:name="primary-x" chart:style-name="ch4" chartooo:axis-type="auto">
            <chartooo:date-scale/>
            <chart:categories table:cell-range-address="Лист1.D3:Лист1.D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7" chart:class="chart:line">
            <chart:data-point chart:repeated="5"/>
          </chart:series>
          <chart:series chart:style-name="ch7" chart:values-cell-range-address="Лист1.F3:Лист1.F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Лист1.D3:Лист1.D7</svg:desc>
                </draw:g>
              </table:table-cell>
              <table:table-cell office:value-type="float" office:value="2.21485">
                <text:p>2.21485</text:p>
                <draw:g>
                  <svg:desc>Лист1.E3:Лист1.E7</svg:desc>
                </draw:g>
              </table:table-cell>
              <table:table-cell office:value-type="float" office:value="2.1955">
                <text:p>2.1955</text:p>
                <draw:g>
                  <svg:desc>Лист1.F3:Лист1.F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72448">
                <text:p>0.572448</text:p>
              </table:table-cell>
              <table:table-cell office:value-type="float" office:value="0.55458">
                <text:p>0.554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19744">
                <text:p>0.119744</text:p>
              </table:table-cell>
              <table:table-cell office:value-type="float" office:value="0.10148">
                <text:p>0.101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2848">
                <text:p>0.062848</text:p>
              </table:table-cell>
              <table:table-cell office:value-type="float" office:value="0.044476">
                <text:p>0.04447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89472">
                <text:p>0.089472</text:p>
              </table:table-cell>
              <table:table-cell office:value-type="float" office:value="0.071074">
                <text:p>0.071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